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Text_20_body">
      <style:text-properties fo:color="#800080" fo:font-size="18pt" style:text-underline-style="none" fo:font-weight="normal" officeooo:rsid="001e2f6a" officeooo:paragraph-rsid="001e2f6a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officeooo:paragraph-rsid="001e88ce"/>
    </style:style>
    <style:style style:name="P4" style:family="paragraph" style:parent-style-name="Text_20_body">
      <style:text-properties style:use-window-font-color="true" fo:font-size="18pt" style:text-underline-style="none" fo:font-weight="normal" officeooo:rsid="001e88ce" officeooo:paragraph-rsid="001e88ce" style:font-size-asian="15.75pt" style:font-weight-asian="normal" style:font-size-complex="18pt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1in" style:auto-text-indent="false" style:page-number="auto" fo:background-color="transparent">
        <style:tab-stops>
          <style:tab-stop style:position="0.0417in"/>
          <style:tab-stop style:position="1.0102in"/>
        </style:tab-stops>
      </style:paragraph-properties>
      <style:text-properties style:text-underline-style="solid" style:text-underline-width="auto" style:text-underline-color="font-color" officeooo:rsid="001ec197" officeooo:paragraph-rsid="001ec197"/>
    </style:style>
    <style:style style:name="P6" style:family="paragraph" style:parent-style-name="Text_20_body" style:master-page-name="">
      <loext:graphic-properties draw:fill="none"/>
      <style:paragraph-properties fo:margin-left="5in" fo:margin-right="0in" fo:margin-top="0in" fo:margin-bottom="0.0972in" loext:contextual-spacing="false" fo:line-height="115%" fo:text-indent="-1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6pt" style:text-underline-style="none" fo:font-weight="normal" officeooo:rsid="001f91c7" officeooo:paragraph-rsid="001f91c7" style:font-size-asian="16pt" style:font-weight-asian="normal" style:font-size-complex="16pt" style:font-weight-complex="normal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>
        <style:tab-stops>
          <style:tab-stop style:position="0.0417in"/>
        </style:tab-stops>
      </style:paragraph-properties>
      <style:text-properties style:use-window-font-color="true" fo:font-size="18pt" style:text-underline-style="none" fo:font-weight="normal" officeooo:rsid="001e88ce" officeooo:paragraph-rsid="001e88ce" style:font-size-asian="15.75pt" style:font-weight-asian="normal" style:font-size-complex="18pt" style:font-weight-complex="normal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>
        <style:tab-stops>
          <style:tab-stop style:position="0in"/>
          <style:tab-stop style:position="0.0417in"/>
          <style:tab-stop style:position="1.0102in"/>
        </style:tab-stops>
      </style:paragraph-properties>
      <style:text-properties style:use-window-font-color="true" fo:font-size="18pt" style:text-underline-style="none" fo:font-weight="normal" officeooo:rsid="001ec197" officeooo:paragraph-rsid="001ec197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24pt" style:text-underline-style="solid" style:text-underline-width="auto" style:text-underline-color="font-color" officeooo:rsid="002112d0" officeooo:paragraph-rsid="002112d0" style:font-size-asian="24pt" style:font-size-complex="24pt"/>
    </style:style>
    <style:style style:name="P10" style:family="paragraph" style:parent-style-name="Text_20_body">
      <style:text-properties fo:font-size="24pt" style:text-underline-style="none" officeooo:rsid="002112d0" officeooo:paragraph-rsid="002112d0" style:font-size-asian="24pt" style:font-size-complex="24pt"/>
    </style:style>
    <style:style style:name="P11" style:family="paragraph" style:parent-style-name="Text_20_body">
      <style:text-properties fo:font-size="24pt" style:text-underline-style="none" officeooo:rsid="00211c63" officeooo:paragraph-rsid="00211c63" style:font-size-asian="24pt" style:font-size-complex="24pt"/>
    </style:style>
    <style:style style:name="P12" style:family="paragraph" style:parent-style-name="Text_20_body">
      <style:text-properties fo:font-size="24pt" style:text-underline-style="none" officeooo:rsid="00230b9f" officeooo:paragraph-rsid="00230b9f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edc" style:font-weight-asian="bold" style:font-weight-complex="bold"/>
    </style:style>
    <style:style style:name="T3" style:family="text">
      <style:text-properties fo:font-weight="bold" officeooo:rsid="001e2f6a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8pt" style:text-underline-style="none" fo:font-weight="normal" officeooo:rsid="001e88ce" style:font-size-asian="15.75pt" style:font-weight-asian="normal" style:font-size-complex="18pt" style:font-weight-complex="normal"/>
    </style:style>
    <style:style style:name="T6" style:family="text">
      <style:text-properties style:use-window-font-color="true" fo:font-size="18pt" style:text-underline-style="solid" style:text-underline-width="auto" style:text-underline-color="font-color" fo:font-weight="normal" officeooo:rsid="001e88ce" style:font-size-asian="15.75pt" style:font-weight-asian="normal" style:font-size-complex="18pt" style:font-weight-complex="normal"/>
    </style:style>
    <style:style style:name="T7" style:family="text">
      <style:text-properties style:use-window-font-color="true" fo:font-size="18pt" fo:font-weight="normal" style:font-size-asian="15.75pt" style:font-weight-asian="normal" style:font-size-complex="18pt" style:font-weight-complex="normal"/>
    </style:style>
    <style:style style:name="T8" style:family="text">
      <style:text-properties style:use-window-font-color="true" fo:font-size="18pt" fo:font-weight="normal" officeooo:rsid="001e88ce" style:font-size-asian="15.75pt" style:font-weight-asian="normal" style:font-size-complex="18pt" style:font-weight-complex="normal"/>
    </style:style>
    <style:style style:name="T9" style:family="text">
      <style:text-properties style:text-position="super 58%"/>
    </style:style>
    <style:style style:name="T10" style:family="text">
      <style:text-properties officeooo:rsid="00211c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30<text:span text:style-name="T9">th</text:span> January 2023</text:p>
      <text:p text:style-name="P1"><text:span text:style-name="T3">F</text:span><text:span text:style-name="T1">ront-end</text:span><text:span text:style-name="T2"> Development using JavaScript</text:span></text:p>
      <text:p text:style-name="P2"><text:span text:style-name="T4">Get help- </text:span><text:a xlink:type="simple" xlink:href="mailto:frontend@akirachix.com" text:style-name="Internet_20_link" text:visited-style-name="Visited_20_Internet_20_Link">frontend@akirachix.com</text:a></text:p>
      <text:p text:style-name="P4">Hunter Achieng- 0708861088</text:p>
      <text:p text:style-name="P3"><text:span text:style-name="T5"><text:s text:c="16"/></text:span><text:span text:style-name="T6">Course outline</text:span></text:p>
      <text:p text:style-name="P7">1. HTML/CSS </text:p>
      <text:p text:style-name="P7">2. JavaScript</text:p>
      <text:p text:style-name="P7">3. Frameworks</text:p>
      <text:p text:style-name="P5"><text:span text:style-name="T8">C</text:span><text:span text:style-name="T7">odeHive classes</text:span></text:p>
      <text:p text:style-name="P8">1. Product management</text:p>
      <text:p text:style-name="P8">2. UI/UX Research</text:p>
      <text:p text:style-name="P8">3. UI/UX Design</text:p>
      <text:p text:style-name="P8">4. Front-end web development</text:p>
      <text:p text:style-name="P8">5. Front-end mobile development</text:p>
      <text:p text:style-name="P8">6. Back-end development</text:p>
      <text:p text:style-name="P8">7. Navigating Your Journey</text:p>
      <text:p text:style-name="P8">8. PD</text:p>
      <text:p text:style-name="P7"/>
      <text:p text:style-name="P9">HTML</text:p>
      <text:p text:style-name="P10">*<text:span text:style-name="T10">BLOCK ELEMENTS</text:span></text:p>
      <text:p text:style-name="P11">&lt;div&gt;</text:p>
      <text:p text:style-name="P12"><text:soft-page-break/>inline element</text:p>
      <text:p text:style-name="P12">empty ele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8:04:26.842917146</meta:creation-date>
    <dc:date>2023-02-06T22:38:05.962647358</dc:date>
    <meta:editing-duration>PT3H40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57" meta:character-count="414" meta:non-whitespace-character-count="362"/>
  </office:meta>
</office:document-meta>
</file>